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14cm" fo:min-width="2.693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284cm" fo:min-width="1.754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09cm" fo:min-width="3.216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284cm" fo:min-width="2.684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284cm" fo:min-width="2.152cm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09cm"/>
      <style:paragraph-properties style:writing-mode="lr-tb"/>
    </style:style>
    <style:style style:name="gr1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26cm" fo:min-width="0.987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236cm" fo:min-width="2.0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8cm" fo:min-width="3.21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1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 fo:wrap-option="wrap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41cm" fo:min-width="1.623cm"/>
      <style:paragraph-properties style:writing-mode="lr-tb"/>
    </style:style>
    <style:style style:name="gr1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41cm" fo:min-width="0.986cm"/>
      <style:paragraph-properties style:writing-mode="lr-tb"/>
    </style:style>
    <style:style style:name="gr1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fo:wrap-option="wrap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89cm" fo:min-width="3.21cm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38cm" fo:min-width="1.5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355cm"/>
      <style:paragraph-properties style:writing-mode="lr-tb"/>
    </style:style>
    <style:style style:name="gr2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19cm" fo:min-width="2.63cm"/>
      <style:paragraph-properties style:writing-mode="lr-tb"/>
    </style:style>
    <style:style style:name="gr2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17cm" fo:min-width="2.637cm"/>
      <style:paragraph-properties style:writing-mode="lr-tb"/>
    </style:style>
    <style:style style:name="gr2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46cm" fo:min-width="2.63cm"/>
      <style:paragraph-properties style:writing-mode="lr-tb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1.74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545cm"/>
      <style:paragraph-properties style:writing-mode="lr-tb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37cm" fo:min-width="1.859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73cm" fo:min-width="3.21cm"/>
      <style:paragraph-properties style:writing-mode="lr-tb"/>
    </style:style>
    <style:style style:name="gr2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08cm" fo:min-width="2.969cm"/>
      <style:paragraph-properties style:writing-mode="lr-tb"/>
    </style:style>
    <style:style style:name="gr3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32cm" fo:min-width="2.99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6cm" fo:min-width="3.2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461cm"/>
      <style:paragraph-properties style:writing-mode="lr-tb"/>
    </style:style>
    <style:style style:name="gr34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099cm" fo:min-width="1.475cm"/>
      <style:paragraph-properties style:writing-mode="lr-tb"/>
    </style:style>
    <style:style style:name="gr35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069cm" fo:min-width="1.4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3.21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34cm" fo:min-width="3.2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54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6cm" fo:min-width="3.2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3.2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9cm" fo:min-width="3.2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3.2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000000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  <style:text-properties fo:font-size="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0" style:family="paragraph">
      <style:paragraph-properties fo:text-align="center" style:writing-mode="lr-tb"/>
      <style:text-properties fo:font-size="7pt" style:font-size-asian="7pt" style:font-size-complex="7pt"/>
    </style:style>
    <style:style style:name="P11" style:family="paragraph">
      <loext:graphic-properties draw:fill="none" draw:fill-color="#000000"/>
      <style:paragraph-properties fo:text-align="center" style:writing-mode="lr-tb"/>
      <style:text-properties fo:font-size="7pt" style:font-size-asian="7pt" style:font-size-complex="7pt"/>
    </style:style>
    <style:style style:name="P12" style:family="paragraph">
      <loext:graphic-properties draw:fill="none"/>
      <style:paragraph-properties fo:text-align="center"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center"/>
      <style:text-properties fo:font-size="7pt"/>
    </style:style>
    <style:style style:name="P1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5" style:family="paragraph">
      <loext:graphic-properties draw:fill-color="#000000"/>
      <style:paragraph-properties fo:text-align="center"/>
      <style:text-properties fo:font-size="7pt"/>
    </style:style>
    <style:style style:name="P16" style:family="paragraph">
      <loext:graphic-properties draw:fill="none" draw:fill-color="#000000"/>
      <style:paragraph-properties fo:text-align="center"/>
      <style:text-properties fo:font-size="7pt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2pt" style:font-size-complex="12pt"/>
    </style:style>
    <style:style style:name="P21" style:family="paragraph">
      <style:paragraph-properties fo:text-align="center" style:writing-mode="lr-tb"/>
      <style:text-properties fo:font-size="9pt"/>
    </style:style>
    <style:style style:name="P22" style:family="paragraph">
      <loext:graphic-properties draw:fill="none"/>
      <style:paragraph-properties fo:text-align="center" style:writing-mode="lr-tb"/>
      <style:text-properties fo:font-size="9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9pt"/>
    </style:style>
    <style:style style:name="P24" style:family="paragraph">
      <loext:graphic-properties draw:fill="none"/>
      <style:paragraph-properties fo:text-align="center"/>
      <style:text-properties fo:font-size="9pt"/>
    </style:style>
    <style:style style:name="P25" style:family="paragraph">
      <style:paragraph-properties fo:text-align="center" style:writing-mode="lr-tb"/>
      <style:text-properties fo:font-size="9pt" style:font-size-asian="18pt" style:font-size-complex="18pt"/>
    </style:style>
    <style:style style:name="P26" style:family="paragraph">
      <loext:graphic-properties draw:fill="none" draw:fill-color="#000000"/>
      <style:paragraph-properties fo:text-align="center" style:writing-mode="lr-tb"/>
      <style:text-properties fo:font-size="9pt" style:font-size-asian="18pt" style:font-size-complex="18pt"/>
    </style:style>
    <style:style style:name="P27" style:family="paragraph">
      <loext:graphic-properties draw:fill-color="#000000"/>
      <style:paragraph-properties fo:text-align="center"/>
      <style:text-properties fo:font-size="9pt"/>
    </style:style>
    <style:style style:name="P28" style:family="paragraph">
      <loext:graphic-properties draw:fill="none" draw:fill-color="#000000"/>
      <style:paragraph-properties fo:text-align="center"/>
      <style:text-properties fo:font-size="9pt"/>
    </style:style>
    <style:style style:name="P29" style:family="paragraph">
      <style:paragraph-properties fo:text-align="center" style:writing-mode="lr-tb"/>
      <style:text-properties fo:font-size="8pt"/>
    </style:style>
    <style:style style:name="P30" style:family="paragraph">
      <loext:graphic-properties draw:fill="none"/>
      <style:paragraph-properties fo:text-align="center" style:writing-mode="lr-tb"/>
      <style:text-properties fo:font-size="8pt"/>
    </style:style>
    <style:style style:name="P31" style:family="paragraph">
      <loext:graphic-properties draw:fill="none"/>
      <style:paragraph-properties fo:text-align="center"/>
      <style:text-properties fo:font-size="8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7pt" style:font-size-asian="7pt" style:font-size-complex="7pt"/>
    </style:style>
    <style:style style:name="P33" style:family="paragraph">
      <style:paragraph-properties fo:text-align="center" style:writing-mode="lr-tb"/>
      <style:text-properties fo:font-size="8pt" style:font-size-asian="18pt" style:font-size-complex="18pt"/>
    </style:style>
    <style:style style:name="P34" style:family="paragraph">
      <loext:graphic-properties draw:fill="none" draw:fill-color="#000000"/>
      <style:paragraph-properties fo:text-align="center" style:writing-mode="lr-tb"/>
      <style:text-properties fo:font-size="8pt" style:font-size-asian="18pt" style:font-size-complex="18pt"/>
    </style:style>
    <style:style style:name="P35" style:family="paragraph">
      <loext:graphic-properties draw:fill="solid" draw:fill-color="#000000"/>
      <style:paragraph-properties fo:text-align="center"/>
      <style:text-properties fo:font-size="8pt"/>
    </style:style>
    <style:style style:name="P36" style:family="paragraph">
      <loext:graphic-properties draw:fill="none" draw:fill-color="#000000"/>
      <style:paragraph-properties fo:text-align="center"/>
      <style:text-properties fo:font-size="8pt"/>
    </style:style>
    <style:style style:name="P37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8" style:family="paragraph">
      <loext:graphic-properties draw:fill-color="#000000"/>
      <style:paragraph-properties fo:text-align="center"/>
      <style:text-properties fo:font-size="8pt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40" style:family="paragraph">
      <loext:graphic-properties draw:fill="none" draw:fill-color="#ffffff"/>
      <style:paragraph-properties style:writing-mode="lr-tb"/>
      <style:text-properties fo:font-size="6pt" style:font-size-asian="15pt" style:font-size-complex="15pt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7pt"/>
    </style:style>
    <style:style style:name="P42" style:family="paragraph">
      <loext:graphic-properties draw:fill="solid" draw:fill-color="#000000"/>
      <style:paragraph-properties fo:text-align="center"/>
      <style:text-properties fo:font-size="9pt"/>
    </style:style>
    <style:style style:name="P4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0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9pt"/>
    </style:style>
    <style:style style:name="T8" style:family="text">
      <style:text-properties fo:font-size="9pt" style:font-size-asian="18pt" style:font-size-complex="18pt"/>
    </style:style>
    <style:style style:name="T9" style:family="text">
      <style:text-properties fo:font-size="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font-size="6pt" style:font-size-asian="15pt" style:font-size-complex="15pt"/>
    </style:style>
    <style:style style:name="T12" style:family="text">
      <style:text-properties fo:font-size="7pt"/>
    </style:style>
    <style:style style:name="T1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3.193cm" svg:height="1.064cm" svg:x="12.672cm" svg:y="14.532cm">
          <text:p text:style-name="P1">Ev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506cm" svg:height="1.067cm" svg:x="2.33cm" svg:y="11.447cm">
          <text:p text:style-name="P3"><text:span text:style-name="T1">Ch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draw:layer="layout" svg:width="7.432cm" svg:height="2.117cm" svg:x="10.544cm" svg:y="17.713cm">
          <text:p text:style-name="P1">Credenza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6.368cm" svg:height="1.067cm" svg:x="21.169cm" svg:y="11.347cm">
          <text:p text:style-name="P1">Quando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5.304cm" svg:height="1.067cm" svg:x="11.608cm" svg:y="11.347cm">
          <text:p text:style-name="P1">Dov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7.058cm" svg:y1="1.718cm" svg:x2="1cm" svg:y2="1.718cm">
          <text:p/>
        </draw:line>
        <draw:line draw:style-name="gr6" draw:text-style-name="P7" draw:layer="layout" svg:x1="14.267cm" svg:y1="17.712cm" svg:x2="14.267cm" svg:y2="15.593cm">
          <text:p/>
        </draw:line>
        <draw:line draw:style-name="gr6" draw:text-style-name="P7" draw:layer="layout" svg:x1="27.533cm" svg:y1="11.883cm" svg:x2="27.533cm" svg:y2="15.559cm">
          <text:p/>
        </draw:line>
        <draw:line draw:style-name="gr6" draw:text-style-name="P7" draw:layer="layout" svg:x1="6.837cm" svg:y1="11.983cm" svg:x2="7.734cm" svg:y2="11.983cm">
          <text:p/>
        </draw:line>
        <draw:line draw:style-name="gr6" draw:text-style-name="P7" draw:layer="layout" svg:x1="12.674cm" svg:y1="15.129cm" svg:x2="7.725cm" svg:y2="15.129cm">
          <text:p/>
        </draw:line>
        <draw:line draw:style-name="gr6" draw:text-style-name="P7" draw:layer="layout" svg:x1="1.477cm" svg:y1="1.943cm" svg:x2="1.477cm" svg:y2="11.976cm">
          <text:p/>
        </draw:line>
        <draw:line draw:style-name="gr6" draw:text-style-name="P7" draw:layer="layout" svg:x1="2.351cm" svg:y1="11.994cm" svg:x2="1.424cm" svg:y2="11.994cm">
          <text:p/>
        </draw:line>
        <draw:line draw:style-name="gr6" draw:text-style-name="P7" draw:layer="layout" svg:x1="28.594cm" svg:y1="6.016cm" svg:x2="28.594cm" svg:y2="18.769cm">
          <text:p/>
        </draw:line>
        <draw:line draw:style-name="gr6" draw:text-style-name="P7" draw:layer="layout" svg:x1="28.701cm" svg:y1="18.77cm" svg:x2="17.981cm" svg:y2="18.77cm">
          <text:p/>
        </draw:line>
        <draw:line draw:style-name="gr6" draw:text-style-name="P7" draw:layer="layout" svg:x1="21.27cm" svg:y1="11.883cm" svg:x2="20.901cm" svg:y2="11.883cm">
          <text:p/>
        </draw:line>
        <draw:line draw:style-name="gr6" draw:text-style-name="P7" draw:layer="layout" svg:x1="27.537cm" svg:y1="15.561cm" svg:x2="15.859cm" svg:y2="15.561cm">
          <text:p/>
        </draw:line>
        <draw:line draw:style-name="gr6" draw:text-style-name="P7" draw:layer="layout" svg:x1="1cm" svg:y1="1.697cm" svg:x2="1cm" svg:y2="18.784cm">
          <text:p/>
        </draw:line>
        <draw:line draw:style-name="gr6" draw:text-style-name="P7" draw:layer="layout" svg:x1="10.553cm" svg:y1="18.77cm" svg:x2="1cm" svg:y2="18.77cm">
          <text:p/>
        </draw:line>
        <draw:line draw:style-name="gr6" draw:text-style-name="P7" draw:layer="layout" svg:x1="14.267cm" svg:y1="14.532cm" svg:x2="14.267cm" svg:y2="12.413cm">
          <text:p/>
        </draw:line>
        <draw:frame draw:style-name="gr7" draw:text-style-name="P9" draw:layer="layout" svg:width="2.128cm" svg:height="0.773cm" svg:x="11.042cm" svg:y="14.416cm">
          <draw:text-box>
            <text:p text:style-name="P8"><text:span text:style-name="T2">(0,N)</text:span></text:p>
          </draw:text-box>
        </draw:frame>
        <draw:frame draw:style-name="gr7" draw:text-style-name="P9" draw:layer="layout" svg:width="2.112cm" svg:height="0.773cm" svg:x="15.429cm" svg:y="15.546cm">
          <draw:text-box>
            <text:p text:style-name="P8"><text:span text:style-name="T2">(1,N)</text:span></text:p>
          </draw:text-box>
        </draw:frame>
        <draw:frame draw:style-name="gr8" draw:text-style-name="P9" draw:layer="layout" svg:width="2.128cm" svg:height="0.774cm" svg:x="13.836cm" svg:y="13.783cm">
          <draw:text-box>
            <text:p text:style-name="P8"><text:span text:style-name="T2">(1,N)</text:span></text:p>
          </draw:text-box>
        </draw:frame>
        <draw:frame draw:style-name="gr9" draw:text-style-name="P9" draw:layer="layout" svg:width="2.128cm" svg:height="0.759cm" svg:x="13.836cm" svg:y="15.563cm">
          <draw:text-box>
            <text:p text:style-name="P8"><text:span text:style-name="T2">(0,N)</text:span></text:p>
          </draw:text-box>
        </draw:frame>
        <draw:custom-shape draw:style-name="gr10" draw:text-style-name="P11" draw:layer="layout" svg:width="1.487cm" svg:height="0.476cm" svg:x="7.045cm" svg:y="1.586cm">
          <text:p text:style-name="P10"><text:span text:style-name="T3">Ag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5.095cm" svg:height="0.972cm" svg:x="5.251cm" svg:y="4.542cm">
          <text:p text:style-name="P10"><text:span text:style-name="T3">Mascherament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3" draw:layer="layout" svg:x1="12.516cm" svg:y1="2.563cm" svg:x2="7.858cm" svg:y2="2.563cm">
          <text:p/>
        </draw:line>
        <draw:line draw:style-name="gr6" draw:text-style-name="P13" draw:layer="layout" svg:x1="5.293cm" svg:y1="5.026cm" svg:x2="4.122cm" svg:y2="5.026cm">
          <text:p/>
        </draw:line>
        <draw:line draw:style-name="gr6" draw:text-style-name="P13" draw:layer="layout" svg:x1="8.54cm" svg:y1="1.659cm" svg:x2="9.028cm" svg:y2="1.485cm">
          <text:p/>
        </draw:line>
        <draw:line draw:style-name="gr6" draw:text-style-name="P13" draw:layer="layout" svg:x1="8.547cm" svg:y1="1.587cm" svg:x2="9.029cm" svg:y2="1.314cm">
          <text:p/>
        </draw:line>
        <draw:line draw:style-name="gr6" draw:text-style-name="P13" draw:layer="layout" svg:x1="8.529cm" svg:y1="1.752cm" svg:x2="9.032cm" svg:y2="1.752cm">
          <text:p/>
        </draw:line>
        <draw:frame draw:style-name="gr12" draw:text-style-name="P14" draw:layer="layout" svg:width="3.072cm" svg:height="2.398cm" svg:x="8.955cm" svg:y="0.951cm">
          <draw:text-box>
            <text:p><text:span text:style-name="T4">Codice</text:span></text:p>
            <text:p><text:span text:style-name="T4">Nome</text:span></text:p>
            <text:p><text:span text:style-name="T4">Immagine</text:span></text:p>
            <text:p><text:span text:style-name="T4">Sesso</text:span></text:p>
            <text:p><text:span text:style-name="T4">Istante di nascita</text:span></text:p>
            <text:p><text:span text:style-name="T4">Istante di morte</text:span></text:p>
          </draw:text-box>
        </draw:frame>
        <draw:line draw:style-name="gr6" draw:text-style-name="P13" draw:layer="layout" svg:x1="8.529cm" svg:y1="1.899cm" svg:x2="9.032cm" svg:y2="1.899cm">
          <text:p/>
        </draw:line>
        <draw:line draw:style-name="gr6" draw:text-style-name="P13" draw:layer="layout" svg:x1="8.54cm" svg:y1="2.022cm" svg:x2="9.028cm" svg:y2="2.196cm">
          <text:p/>
        </draw:line>
        <draw:line draw:style-name="gr6" draw:text-style-name="P13" draw:layer="layout" svg:x1="8.547cm" svg:y1="2.095cm" svg:x2="9.029cm" svg:y2="2.368cm">
          <text:p/>
        </draw:line>
        <draw:custom-shape draw:style-name="gr13" draw:text-style-name="P15" draw:layer="layout" svg:width="0.121cm" svg:height="0.136cm" svg:x="8.999cm" svg:y="1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122cm" svg:height="0.121cm" svg:x="8.999cm" svg:y="1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122cm" svg:height="0.114cm" svg:x="8.999cm" svg:y="1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121cm" svg:height="0.121cm" svg:x="9cm" svg:y="1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122cm" svg:height="0.117cm" svg:x="9cm" svg:y="2.1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121cm" svg:height="0.121cm" svg:x="9.001cm" svg:y="2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3" draw:layer="layout" svg:x1="7.826cm" svg:y1="2.311cm" svg:x2="7.826cm" svg:y2="2.566cm">
          <text:p/>
        </draw:line>
        <draw:custom-shape draw:style-name="gr15" draw:text-style-name="P15" draw:layer="layout" svg:width="0.242cm" svg:height="0.22cm" svg:x="7.652cm" svg:y="2.10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519.760479041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3" draw:layer="layout" svg:x1="7.734cm" svg:y1="2.319cm" svg:x2="7.734cm" svg:y2="2.574cm">
          <text:p/>
        </draw:line>
        <draw:line draw:style-name="gr6" draw:text-style-name="P13" draw:layer="layout" svg:x1="3.036cm" svg:y1="2.563cm" svg:x2="3.021cm" svg:y2="4.737cm">
          <text:p/>
        </draw:line>
        <draw:line draw:style-name="gr6" draw:text-style-name="P13" draw:layer="layout" svg:x1="7.734cm" svg:y1="2.563cm" svg:x2="3.051cm" svg:y2="2.563cm">
          <text:p/>
        </draw:line>
        <draw:custom-shape draw:style-name="gr16" draw:text-style-name="P11" draw:layer="layout" svg:width="2.123cm" svg:height="0.491cm" svg:x="2.004cm" svg:y="4.781cm">
          <text:p text:style-name="P10"><text:span text:style-name="T3">Personagg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.486cm" svg:height="0.491cm" svg:x="11.778cm" svg:y="4.781cm">
          <text:p text:style-name="P10"><text:span text:style-name="T3">A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3" draw:layer="layout" svg:x1="11.77cm" svg:y1="5.026cm" svg:x2="10.3cm" svg:y2="5.026cm">
          <text:p/>
        </draw:line>
        <draw:line draw:style-name="gr6" draw:text-style-name="P13" draw:layer="layout" svg:x1="12.507cm" svg:y1="2.564cm" svg:x2="12.492cm" svg:y2="4.738cm">
          <text:p/>
        </draw:line>
        <draw:line draw:style-name="gr6" draw:text-style-name="P7" draw:layer="layout" svg:x1="15.897cm" svg:y1="15.028cm" svg:x2="16.977cm" svg:y2="15.028cm">
          <text:p/>
        </draw:line>
        <draw:line draw:style-name="gr6" draw:text-style-name="P7" draw:layer="layout" svg:x1="15.897cm" svg:y1="14.725cm" svg:x2="16.977cm" svg:y2="14.725cm">
          <text:p/>
        </draw:line>
        <draw:custom-shape draw:style-name="gr18" draw:text-style-name="P17" draw:layer="layout" svg:width="0.234cm" svg:height="0.285cm" svg:x="17.007cm" svg:y="14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draw:layer="layout" svg:width="0.235cm" svg:height="0.269cm" svg:x="17.007cm" svg:y="14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5.897cm" svg:y1="15.32cm" svg:x2="16.977cm" svg:y2="15.32cm">
          <text:p/>
        </draw:line>
        <draw:custom-shape draw:style-name="gr14" draw:text-style-name="P18" draw:layer="layout" svg:width="0.235cm" svg:height="0.271cm" svg:x="17.007cm" svg:y="15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0" draw:layer="layout" svg:width="2.79cm" svg:height="2.139cm" svg:x="17.142cm" svg:y="14.246cm">
          <draw:text-box>
            <text:p text:style-name="P19"><text:span text:style-name="T5">Codice</text:span></text:p>
            <text:p><text:span text:style-name="T5">Nome</text:span></text:p>
            <text:p><text:span text:style-name="T6">Verid</text:span><text:span text:style-name="T5">icità</text:span></text:p>
          </draw:text-box>
        </draw:frame>
        <draw:line draw:style-name="gr6" draw:text-style-name="P6" draw:layer="layout" svg:x1="6.976cm" svg:y1="1.996cm" svg:x2="1.516cm" svg:y2="1.996cm">
          <text:p/>
        </draw:line>
        <draw:line draw:style-name="gr6" draw:text-style-name="P7" draw:layer="layout" svg:x1="7.69cm" svg:y1="15.035cm" svg:x2="7.69cm" svg:y2="12.016cm">
          <text:p/>
        </draw:line>
        <draw:custom-shape draw:style-name="gr20" draw:text-style-name="P22" draw:layer="layout" svg:width="4.059cm" svg:height="1.258cm" svg:x="22.007cm" svg:y="2.837cm">
          <text:p text:style-name="P21"><text:span text:style-name="T7">Inclusione tempora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23" draw:layer="layout" svg:width="1.525cm" svg:height="0.607cm" svg:x="23.698cm" svg:y="5.95cm">
          <draw:text-box>
            <text:p text:style-name="P8"><text:span text:style-name="T7">(1,N)</text:span></text:p>
          </draw:text-box>
        </draw:frame>
        <draw:line draw:style-name="gr6" draw:text-style-name="P24" draw:layer="layout" svg:x1="25.525cm" svg:y1="1.521cm" svg:x2="26.263cm" svg:y2="1.521cm">
          <text:p/>
        </draw:line>
        <draw:line draw:style-name="gr6" draw:text-style-name="P24" draw:layer="layout" svg:x1="25.525cm" svg:y1="1.254cm" svg:x2="26.263cm" svg:y2="1.254cm">
          <text:p/>
        </draw:line>
        <draw:custom-shape draw:style-name="gr22" draw:text-style-name="P26" draw:layer="layout" svg:width="3.13cm" svg:height="0.769cm" svg:x="22.385cm" svg:y="1cm">
          <text:p text:style-name="P25"><text:span text:style-name="T8">F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3.137cm" svg:height="0.767cm" svg:x="22.378cm" svg:y="5.281cm">
          <text:p text:style-name="P25"><text:span text:style-name="T8">Interva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4" draw:layer="layout" svg:x1="24.004cm" svg:y1="1.77cm" svg:x2="24.004cm" svg:y2="2.848cm">
          <text:p/>
        </draw:line>
        <draw:line draw:style-name="gr6" draw:text-style-name="P24" draw:layer="layout" svg:x1="26.061cm" svg:y1="3.431cm" svg:x2="26.799cm" svg:y2="3.431cm">
          <text:p/>
        </draw:line>
        <draw:line draw:style-name="gr6" draw:text-style-name="P24" draw:layer="layout" svg:x1="24.004cm" svg:y1="4.08cm" svg:x2="24.004cm" svg:y2="5.312cm">
          <text:p/>
        </draw:line>
        <draw:custom-shape draw:style-name="gr24" draw:text-style-name="P26" draw:layer="layout" svg:width="3.13cm" svg:height="0.71cm" svg:x="22.385cm" svg:y="9.519cm">
          <text:p text:style-name="P25"><text:span text:style-name="T8">Unità Narrat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2" draw:layer="layout" svg:width="4.494cm" svg:height="1.2cm" svg:x="21.726cm" svg:y="7.183cm">
          <text:p text:style-name="P21"><text:span text:style-name="T7"><text:s/></text:span><text:span text:style-name="T7">Narrazio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4" draw:layer="layout" svg:x1="24.004cm" svg:y1="6.083cm" svg:x2="24.004cm" svg:y2="7.161cm">
          <text:p/>
        </draw:line>
        <draw:line draw:style-name="gr6" draw:text-style-name="P24" draw:layer="layout" svg:x1="24.004cm" svg:y1="8.424cm" svg:x2="24.004cm" svg:y2="9.502cm">
          <text:p/>
        </draw:line>
        <draw:frame draw:style-name="gr21" draw:text-style-name="P23" draw:layer="layout" svg:width="1.526cm" svg:height="0.607cm" svg:x="23.697cm" svg:y="9.027cm">
          <draw:text-box>
            <text:p text:style-name="P8"><text:span text:style-name="T7">(0,N)</text:span></text:p>
          </draw:text-box>
        </draw:frame>
        <draw:line draw:style-name="gr6" draw:text-style-name="P24" draw:layer="layout" svg:x1="25.525cm" svg:y1="10.023cm" svg:x2="26.263cm" svg:y2="10.023cm">
          <text:p/>
        </draw:line>
        <draw:line draw:style-name="gr6" draw:text-style-name="P24" draw:layer="layout" svg:x1="25.525cm" svg:y1="9.756cm" svg:x2="26.263cm" svg:y2="9.756cm">
          <text:p/>
        </draw:line>
        <draw:custom-shape draw:style-name="gr13" draw:text-style-name="P27" draw:layer="layout" svg:width="0.149cm" svg:height="0.168cm" svg:x="26.304cm" svg:y="9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8" draw:layer="layout" svg:width="0.149cm" svg:height="0.159cm" svg:x="26.304cm" svg:y="9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4" draw:layer="layout" svg:x1="25.525cm" svg:y1="5.588cm" svg:x2="26.263cm" svg:y2="5.588cm">
          <text:p/>
        </draw:line>
        <draw:line draw:style-name="gr6" draw:text-style-name="P24" draw:layer="layout" svg:x1="25.525cm" svg:y1="5.32cm" svg:x2="26.263cm" svg:y2="5.32cm">
          <text:p/>
        </draw:line>
        <draw:custom-shape draw:style-name="gr14" draw:text-style-name="P28" draw:layer="layout" svg:width="0.149cm" svg:height="0.161cm" svg:x="26.304cm" svg:y="5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4" draw:layer="layout" svg:x1="25.525cm" svg:y1="5.896cm" svg:x2="26.263cm" svg:y2="5.896cm">
          <text:p/>
        </draw:line>
        <draw:line draw:style-name="gr6" draw:text-style-name="P24" draw:layer="layout" svg:x1="26.002cm" svg:y1="5.764cm" svg:x2="26.002cm" svg:y2="5.185cm">
          <text:p/>
        </draw:line>
        <draw:custom-shape draw:style-name="gr13" draw:text-style-name="P27" draw:layer="layout" svg:width="0.16cm" svg:height="0.164cm" draw:transform="rotate (1.5707963267949) translate (25.904cm 5.1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3" draw:layer="layout" svg:width="1.525cm" svg:height="0.607cm" svg:x="23.688cm" svg:y="4.693cm">
          <draw:text-box>
            <text:p text:style-name="P8"><text:span text:style-name="T7">(0,1)</text:span></text:p>
          </draw:text-box>
        </draw:frame>
        <draw:frame draw:style-name="gr26" draw:text-style-name="P23" draw:layer="layout" svg:width="1.525cm" svg:height="0.795cm" svg:x="23.677cm" svg:y="1.699cm">
          <draw:text-box>
            <text:p text:style-name="P8"><text:span text:style-name="T7">(0,N)</text:span></text:p>
          </draw:text-box>
        </draw:frame>
        <draw:custom-shape draw:style-name="gr27" draw:text-style-name="P30" draw:layer="layout" svg:width="4.717cm" svg:height="1.239cm" svg:x="10.366cm" svg:y="7.586cm">
          <text:p text:style-name="P29"><text:span text:style-name="T9"><text:s/></text:span><text:span text:style-name="T9">Collocazio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31" draw:layer="layout" svg:x1="14.458cm" svg:y1="6.372cm" svg:x2="15.286cm" svg:y2="6.372cm">
          <text:p/>
        </draw:line>
        <draw:frame draw:style-name="gr28" draw:text-style-name="P32" draw:layer="layout" svg:width="3.022cm" svg:height="0.823cm" svg:x="15.369cm" svg:y="5.616cm">
          <draw:text-box>
            <text:p text:style-name="P19"><text:span text:style-name="T3">Nome</text:span></text:p>
          </draw:text-box>
        </draw:frame>
        <draw:line draw:style-name="gr6" draw:text-style-name="P31" draw:layer="layout" svg:x1="14.458cm" svg:y1="5.852cm" svg:x2="15.286cm" svg:y2="5.852cm">
          <text:p/>
        </draw:line>
        <draw:custom-shape draw:style-name="gr29" draw:text-style-name="P34" draw:layer="layout" svg:width="3.469cm" svg:height="0.758cm" svg:x="10.944cm" svg:y="5.593cm">
          <text:p text:style-name="P33"><text:span text:style-name="T10">Lu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4" draw:layer="layout" svg:width="3.496cm" svg:height="0.782cm" svg:x="10.917cm" svg:y="9.953cm">
          <text:p text:style-name="P33"><text:span text:style-name="T10">Map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1" draw:layer="layout" svg:x1="12.711cm" svg:y1="8.819cm" svg:x2="12.751cm" svg:y2="9.987cm">
          <text:p/>
        </draw:line>
        <draw:line draw:style-name="gr6" draw:text-style-name="P31" draw:layer="layout" svg:x1="14.458cm" svg:y1="10.167cm" svg:x2="15.286cm" svg:y2="10.167cm">
          <text:p/>
        </draw:line>
        <draw:line draw:style-name="gr6" draw:text-style-name="P31" draw:layer="layout" svg:x1="14.458cm" svg:y1="9.944cm" svg:x2="15.286cm" svg:y2="9.944cm">
          <text:p/>
        </draw:line>
        <draw:custom-shape draw:style-name="gr18" draw:text-style-name="P35" draw:layer="layout" svg:width="0.181cm" svg:height="0.208cm" svg:x="15.325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6" draw:layer="layout" svg:width="0.181cm" svg:height="0.204cm" svg:x="15.326cm" svg:y="10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1" draw:layer="layout" svg:x1="14.458cm" svg:y1="10.381cm" svg:x2="15.286cm" svg:y2="10.381cm">
          <text:p/>
        </draw:line>
        <draw:custom-shape draw:style-name="gr14" draw:text-style-name="P36" draw:layer="layout" svg:width="0.181cm" svg:height="0.201cm" svg:x="15.326cm" svg:y="10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37" draw:layer="layout" svg:width="3.043cm" svg:height="1.976cm" svg:x="15.448cm" svg:y="9.565cm">
          <draw:text-box>
            <text:p><text:span text:style-name="T3">Codice</text:span></text:p>
            <text:p><text:span text:style-name="T3">Nome</text:span></text:p>
            <text:p><text:span text:style-name="T3">Immagine</text:span></text:p>
          </draw:text-box>
        </draw:frame>
        <draw:custom-shape draw:style-name="gr13" draw:text-style-name="P38" draw:layer="layout" svg:width="0.184cm" svg:height="0.203cm" draw:transform="rotate (1.5707963267949) translate (12.16cm 7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39" draw:layer="layout" svg:width="1.644cm" svg:height="0.712cm" svg:x="12.322cm" svg:y="9.472cm">
          <draw:text-box>
            <text:p text:style-name="P8"><text:span text:style-name="T9">(0,N)</text:span></text:p>
          </draw:text-box>
        </draw:frame>
        <draw:frame draw:style-name="gr33" draw:text-style-name="P39" draw:layer="layout" svg:width="1.644cm" svg:height="0.711cm" svg:x="12.31cm" svg:y="6.267cm">
          <draw:text-box>
            <text:p text:style-name="P8"><text:span text:style-name="T9">(1,1)</text:span></text:p>
          </draw:text-box>
        </draw:frame>
        <draw:custom-shape draw:style-name="gr14" draw:text-style-name="P36" draw:layer="layout" svg:width="0.182cm" svg:height="0.178cm" svg:x="15.326cm" svg:y="5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0" draw:layer="layout" svg:width="2.793cm" svg:height="0.493cm" svg:x="15.272cm" svg:y="6.126cm">
          <text:p text:style-name="P29"><text:span text:style-name="T9">Coordin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1" draw:layer="layout" svg:x1="17.848cm" svg:y1="6.248cm" svg:x2="18.676cm" svg:y2="6.248cm">
          <text:p/>
        </draw:line>
        <draw:custom-shape draw:style-name="gr14" draw:text-style-name="P36" draw:layer="layout" svg:width="0.18cm" svg:height="0.215cm" svg:x="18.704cm" svg:y="6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1" draw:layer="layout" svg:x1="17.849cm" svg:y1="6.496cm" svg:x2="18.677cm" svg:y2="6.496cm">
          <text:p/>
        </draw:line>
        <draw:custom-shape draw:style-name="gr14" draw:text-style-name="P36" draw:layer="layout" svg:width="0.18cm" svg:height="0.177cm" svg:x="18.705cm" svg:y="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31" draw:layer="layout" svg:width="0.991cm" svg:height="2.648cm" draw:transform="rotate (-1.5707963267949) translate (14.962356372574cm 6.08910929031174cm)" svg:viewBox="0 0 992 2649" svg:d="M0 0c992 0 992 2649 992 2649">
          <text:p/>
        </draw:path>
        <draw:line draw:style-name="gr6" draw:text-style-name="P31" draw:layer="layout" svg:x1="12.751cm" svg:y1="6.349cm" svg:x2="12.751cm" svg:y2="7.604cm">
          <text:p/>
        </draw:line>
        <draw:custom-shape draw:style-name="gr35" draw:text-style-name="P30" draw:layer="layout" svg:width="2.793cm" svg:height="0.451cm" svg:x="15.272cm" svg:y="10.515cm">
          <text:p text:style-name="P29"><text:span text:style-name="T9">Estensi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1" draw:layer="layout" svg:x1="17.849cm" svg:y1="10.616cm" svg:x2="18.677cm" svg:y2="10.616cm">
          <text:p/>
        </draw:line>
        <draw:custom-shape draw:style-name="gr14" draw:text-style-name="P36" draw:layer="layout" svg:width="0.18cm" svg:height="0.172cm" svg:x="18.705cm" svg:y="10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1" draw:layer="layout" svg:x1="17.85cm" svg:y1="10.864cm" svg:x2="18.678cm" svg:y2="10.864cm">
          <text:p/>
        </draw:line>
        <draw:custom-shape draw:style-name="gr14" draw:text-style-name="P36" draw:layer="layout" svg:width="0.18cm" svg:height="0.193cm" svg:x="18.706cm" svg:y="10.7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1" draw:layer="layout" svg:x1="14.458cm" svg:y1="10.729cm" svg:x2="15.286cm" svg:y2="10.729cm">
          <text:p/>
        </draw:line>
        <draw:line draw:style-name="gr6" draw:text-style-name="P31" draw:layer="layout" svg:x1="10.926cm" svg:y1="5.992cm" svg:x2="9.614cm" svg:y2="5.992cm">
          <text:p/>
        </draw:line>
        <draw:line draw:style-name="gr6" draw:text-style-name="P7" draw:layer="layout" svg:x1="9.582cm" svg:y1="5.976cm" svg:x2="9.582cm" svg:y2="11.913cm">
          <text:p/>
        </draw:line>
        <draw:line draw:style-name="gr6" draw:text-style-name="P7" draw:layer="layout" svg:x1="11.637cm" svg:y1="11.871cm" svg:x2="9.535cm" svg:y2="11.871cm">
          <text:p/>
        </draw:line>
        <draw:frame draw:style-name="gr36" draw:text-style-name="P40" draw:layer="layout" svg:width="3.043cm" svg:height="1.039cm" svg:x="18.737cm" svg:y="10.363cm">
          <draw:text-box>
            <text:p><text:span text:style-name="T3">Larghezza</text:span></text:p>
            <text:p><text:span text:style-name="T3">Altezza</text:span></text:p>
            <text:p><text:span text:style-name="T11"/></text:p>
          </draw:text-box>
        </draw:frame>
        <draw:frame draw:style-name="gr37" draw:text-style-name="P32" draw:layer="layout" svg:width="0.748cm" svg:height="0.884cm" svg:x="18.786cm" svg:y="5.944cm">
          <draw:text-box>
            <text:p text:style-name="P19"><text:span text:style-name="T3">X</text:span></text:p>
            <text:p text:style-name="P19"><text:span text:style-name="T3">Y</text:span></text:p>
          </draw:text-box>
        </draw:frame>
        <draw:frame draw:style-name="gr38" draw:text-style-name="P41" draw:layer="layout" svg:width="1.852cm" svg:height="0.797cm" svg:x="10.413cm" svg:y="4.556cm">
          <draw:text-box>
            <text:p text:style-name="P8"><text:span text:style-name="T12">(1,N)</text:span></text:p>
          </draw:text-box>
        </draw:frame>
        <draw:frame draw:style-name="gr39" draw:text-style-name="P41" draw:layer="layout" svg:width="1.853cm" svg:height="0.796cm" svg:x="3.643cm" svg:y="4.557cm">
          <draw:text-box>
            <text:p text:style-name="P8"><text:span text:style-name="T12">(0,N)</text:span></text:p>
          </draw:text-box>
        </draw:frame>
        <draw:frame draw:style-name="gr39" draw:text-style-name="P41" draw:layer="layout" svg:width="1.852cm" svg:height="0.796cm" svg:x="5.783cm" svg:y="1.236cm">
          <draw:text-box>
            <text:p text:style-name="P8"><text:span text:style-name="T12">(0,N)</text:span></text:p>
          </draw:text-box>
        </draw:frame>
        <draw:frame draw:style-name="gr38" draw:text-style-name="P41" draw:layer="layout" svg:width="1.852cm" svg:height="0.797cm" svg:x="5.783cm" svg:y="1.894cm">
          <draw:text-box>
            <text:p text:style-name="P8"><text:span text:style-name="T12">(0,N)</text:span></text:p>
          </draw:text-box>
        </draw:frame>
        <draw:line draw:style-name="gr6" draw:text-style-name="P7" draw:layer="layout" svg:x1="20.929cm" svg:y1="5.732cm" svg:x2="20.922cm" svg:y2="11.895cm">
          <text:p/>
        </draw:line>
        <draw:line draw:style-name="gr6" draw:text-style-name="P24" draw:layer="layout" svg:x1="20.939cm" svg:y1="5.699cm" svg:x2="22.364cm" svg:y2="5.699cm">
          <text:p/>
        </draw:line>
        <draw:custom-shape draw:style-name="gr14" draw:text-style-name="P28" draw:layer="layout" svg:width="0.149cm" svg:height="0.161cm" svg:x="26.304cm" svg:y="5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8" draw:layer="layout" svg:width="0.149cm" svg:height="0.16cm" svg:x="26.304cm" svg:y="5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8" draw:layer="layout" svg:width="0.149cm" svg:height="0.161cm" svg:x="26.304cm" svg:y="1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2" draw:layer="layout" svg:width="0.149cm" svg:height="0.161cm" svg:x="26.304cm" svg:y="1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8" draw:layer="layout" svg:width="0.148cm" svg:height="0.161cm" svg:x="26.803cm" svg:y="3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3" draw:layer="layout" svg:width="2.128cm" svg:height="1.146cm" svg:x="26.274cm" svg:y="0.95cm">
          <draw:text-box>
            <text:p><text:span text:style-name="T13">Indice</text:span></text:p>
            <text:p><text:span text:style-name="T13">Nome</text:span></text:p>
          </draw:text-box>
        </draw:frame>
        <draw:frame draw:style-name="gr41" draw:text-style-name="P43" draw:layer="layout" svg:width="1.993cm" svg:height="0.605cm" svg:x="26.808cm" svg:y="3.092cm">
          <draw:text-box>
            <text:p><text:span text:style-name="T13">Iterazione</text:span></text:p>
          </draw:text-box>
        </draw:frame>
        <draw:frame draw:style-name="gr42" draw:text-style-name="P43" draw:layer="layout" svg:width="2.676cm" svg:height="1.669cm" svg:x="26.274cm" svg:y="4.95cm">
          <draw:text-box>
            <text:p><text:span text:style-name="T13">Istante di inizio</text:span></text:p>
            <text:p><text:span text:style-name="T13">Istante di fine</text:span></text:p>
            <text:p><text:span text:style-name="T13">Nome</text:span></text:p>
          </draw:text-box>
        </draw:frame>
        <draw:frame draw:style-name="gr43" draw:text-style-name="P43" draw:layer="layout" svg:width="1.611cm" svg:height="0.955cm" svg:x="26.343cm" svg:y="9.455cm">
          <draw:text-box>
            <text:p><text:span text:style-name="T13">Indice</text:span></text:p>
            <text:p><text:span text:style-name="T13">Titolo</text:span></text:p>
          </draw:text-box>
        </draw:frame>
        <draw:line draw:style-name="gr6" draw:text-style-name="P24" draw:layer="layout" svg:x1="25.463cm" svg:y1="6.041cm" svg:x2="28.582cm" svg:y2="6.041cm">
          <text:p/>
        </draw:line>
        <draw:frame draw:style-name="gr21" draw:text-style-name="P23" draw:layer="layout" svg:width="1.526cm" svg:height="0.607cm" svg:x="21.206cm" svg:y="5.142cm">
          <draw:text-box>
            <text:p text:style-name="P8"><text:span text:style-name="T7">(1,N)</text:span></text:p>
          </draw:text-box>
        </draw:frame>
        <draw:frame draw:style-name="gr21" draw:text-style-name="P23" draw:layer="layout" svg:width="1.526cm" svg:height="0.607cm" svg:x="25.193cm" svg:y="5.951cm">
          <draw:text-box>
            <text:p text:style-name="P8"><text:span text:style-name="T7">(0,N)</text:span></text:p>
          </draw:text-box>
        </draw:frame>
        <draw:frame draw:style-name="gr33" draw:text-style-name="P39" draw:layer="layout" svg:width="1.644cm" svg:height="0.711cm" svg:x="9.719cm" svg:y="5.969cm">
          <draw:text-box>
            <text:p text:style-name="P8"><text:span text:style-name="T9">(0,N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1T12:41:54.643178229</meta:creation-date>
    <dc:date>2023-01-02T16:33:57.657168468</dc:date>
    <meta:editing-duration>PT1H6M23S</meta:editing-duration>
    <meta:editing-cycles>10</meta:editing-cycles>
    <meta:generator>LibreOffice/7.3.7.2$Linux_X86_64 LibreOffice_project/30$Build-2</meta:generator>
    <meta:document-statistic meta:object-count="139"/>
  </office:meta>
</office:document-meta>
</file>